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000000" loext:opacity="100%" style:font-name="Inter" fo:letter-spacing="normal" fo:font-style="normal" fo:font-weight="normal"/>
    </style:style>
    <style:style style:name="P2"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style:font-name="Inter" fo:letter-spacing="normal" fo:font-style="normal" fo:font-weight="normal"/>
    </style:style>
    <style:style style:name="P3" style:family="paragraph" style:parent-style-name="Text_20_body">
      <style:paragraph-properties fo:margin-top="0in" fo:margin-bottom="0.0972in" style:contextual-spacing="false" fo:line-height="200%" fo:orphans="2" fo:widows="2"/>
      <style:text-properties fo:font-variant="normal" fo:text-transform="none" fo:color="#000000" loext:opacity="100%" style:font-name="Inter" fo:letter-spacing="normal" fo:font-style="normal" fo:font-weight="normal"/>
    </style:style>
    <style:style style:name="P4" style:family="paragraph" style:parent-style-name="Text_20_body">
      <style:paragraph-properties fo:margin-top="0in" fo:margin-bottom="0.0972in" style:contextual-spacing="false" fo:line-height="200%" fo:orphans="2" fo:widows="2"/>
    </style:style>
    <style:style style:name="P5" style:family="paragraph" style:parent-style-name="Text_20_body">
      <style:paragraph-properties fo:margin-top="0in" fo:margin-bottom="0.0972in" style:contextual-spacing="false" fo:line-height="200%" fo:orphans="2" fo:widows="2"/>
      <style:text-properties officeooo:paragraph-rsid="0000a934"/>
    </style:style>
    <style:style style:name="P6" style:family="paragraph" style:parent-style-name="Text_20_body" style:list-style-name="L1">
      <style:paragraph-properties fo:margin-top="0in" fo:margin-bottom="0in" style:contextual-spacing="false" fo:line-height="200%" fo:orphans="2" fo:widows="2" fo:padding="0in" fo:border="none"/>
    </style:style>
    <style:style style:name="P7" style:family="paragraph" style:parent-style-name="Text_20_body" style:list-style-name="L1">
      <style:paragraph-properties fo:line-height="200%" fo:orphans="2" fo:widows="2" fo:padding="0in" fo:border="none"/>
    </style:style>
    <style:style style:name="T1" style:family="text">
      <style:text-properties fo:font-variant="normal" fo:text-transform="none" fo:color="#000000" loext:opacity="100%" style:font-name="Inter" fo:letter-spacing="normal" fo:font-style="normal" fo:font-weight="bold"/>
    </style:style>
    <style:style style:name="T2" style:family="text">
      <style:text-properties fo:font-variant="normal" fo:text-transform="none" fo:color="#000000" loext:opacity="100%" style:font-name="Inter" fo:letter-spacing="normal" fo:font-style="normal" fo:font-weight="normal"/>
    </style:style>
    <style:style style:name="T3" style:family="text">
      <style:text-properties fo:font-variant="normal" fo:text-transform="none" fo:color="#2196f3" loext:opacity="100%" style:text-line-through-style="none" style:text-line-through-type="none" style:font-name="Inter" fo:letter-spacing="normal" fo:font-style="normal" style:text-underline-style="none" fo:font-weight="normal" style:text-blinking="false" fo:background-color="transparent" loext:char-shading-value="0"/>
    </style:style>
    <style:style style:name="T4" style:family="text">
      <style:text-properties officeooo:rsid="0000a934"/>
    </style:style>
    <style:style style:name="T5" style:family="text">
      <style:text-properties officeooo:rsid="000166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Folder structure</text:h>
      <text:p text:style-name="P2">Although there is no single way to organize a Unity project, here are some key recommendations:</text:p>
      <text:list text:style-name="L1">
        <text:list-item>
          <text:p text:style-name="P6"><text:span text:style-name="Strong_20_Emphasis"><text:span text:style-name="T1">Document your naming conventions and folder structure</text:span></text:span><text:span text:style-name="T2">. A style guide and/or project template makes files easier to locate and organize. Pick what works for your team, and make sure that everyone is on board with it.</text:span></text:p>
        </text:list-item>
        <text:list-item>
          <text:p text:style-name="P6"><text:span text:style-name="Strong_20_Emphasis"><text:span text:style-name="T1">Be consistent with your naming conventions</text:span></text:span><text:span text:style-name="T2">. Don’t deviate from your chosen style guide or template. If you do need to amend your naming rules, parse and rename your affected assets all at once. If ever the changes affect a large number of files, consider automating the update using a script.</text:span></text:p>
        </text:list-item>
        <text:list-item>
          <text:p text:style-name="P6"><text:span text:style-name="Strong_20_Emphasis"><text:span text:style-name="T1">Don’t use spaces in file and folder names</text:span></text:span><text:span text:style-name="T2">. Unity’s command line tools have issues with path names that include spaces. Use CamelCase as an alternative for spaces.</text:span></text:p>
        </text:list-item>
        <text:list-item>
          <text:p text:style-name="P6"><text:span text:style-name="Strong_20_Emphasis"><text:span text:style-name="T1">Separate testing or sandbox areas</text:span></text:span><text:span text:style-name="T2">. Create a separate folder for nonproduction scenes and experimentation. Subfolders with usernames can divide your work area by team member.</text:span></text:p>
        </text:list-item>
        <text:list-item>
          <text:p text:style-name="P6"><text:span text:style-name="Strong_20_Emphasis"><text:span text:style-name="T1">Avoid extra folders at the root level</text:span></text:span><text:span text:style-name="T2">. In general, store your content files within the Assets folder. Don’t create additional folders at the project’s root level unless it’s absolutely necessary.</text:span></text:p>
        </text:list-item>
        <text:list-item>
          <text:p text:style-name="P7"><text:span text:style-name="Strong_20_Emphasis"><text:span text:style-name="T1">Keep your internal assets separate from third-party ones</text:span></text:span><text:span text:style-name="T2">. If you’re using assets from the Asset Store or other plug-ins, odds are that they have their own project structure. Keep your own assets separate.</text:span></text:p>
        </text:list-item>
      </text:list>
      <text:p text:style-name="P4"><text:span text:style-name="Strong_20_Emphasis"><text:span text:style-name="T1">Note</text:span></text:span><text:span text:style-name="T2">: If you find yourself modifying a third-party asset or plug-in for your project, then version control can help you get the latest update for the plug-in. Once the update is imported, you </text:span><text:soft-page-break/><text:span text:style-name="T2">can look through the diff to see where your modifications might have been overwritten, and reimplement them.</text:span></text:p>
      <text:p text:style-name="P3">While there is no set folder structure, the following two sections show examples of how you might set up your Unity project. These structures are both based on splitting up your project by asset type.</text:p>
      <text:p text:style-name="P5"><text:span text:style-name="T2">The </text:span><text:a xlink:type="simple" xlink:href="https://docs.unity3d.com/Manual/AssetTypes.html?utm_source=demand-gen&amp;utm_medium=PDF&amp;utm_campaign=asset-links-gmg-achieve-quality&amp;utm_content=version-control-and-project-organization-ebook" office:target-frame-name="_blank" xlink:show="new" text:style-name="Internet_20_link" text:visited-style-name="Visited_20_Internet_20_Link"><text:span text:style-name="T3">Asset Types manual page</text:span></text:a><text:span text:style-name="T2"> describes the most common assets in greater detail. You can use the Template or Learn projects for further inspiration when organizing your folder structure. While you’re not limited to these folder names, they can provide you with a good starting point.</text:span></text:p>
      <text:p text:style-name="Standard">Assets</text:p>
      <text:p text:style-name="Standard">+Art</text:p>
      <text:p text:style-name="Standard"><text:tab/>-Materials</text:p>
      <text:p text:style-name="Standard"><text:tab/>-Models</text:p>
      <text:p text:style-name="Standard"><text:tab/>-Textures</text:p>
      <text:p text:style-name="Standard"><text:tab/>+Audio</text:p>
      <text:p text:style-name="Standard"><text:tab/><text:tab/>+Music</text:p>
      <text:p text:style-name="Standard"><text:tab/><text:tab/><text:tab/>-Sound</text:p>
      <text:p text:style-name="Standard"><text:tab/>+haders # Shader files and shader graphs</text:p>
      <text:p text:style-name="Standard">+Code</text:p>
      <text:p text:style-name="Standard"><text:tab/>+Scripts // C# scripts</text:p>
      <text:p text:style-name="Standard"><text:tab/><text:span text:style-name="T5">+Plugins</text:span></text:p>
      <text:p text:style-name="Standard">+Docs </text:p>
      <text:p text:style-name="Standard"><text:tab/>-Code standard</text:p>
      <text:p text:style-name="Standard">+Level</text:p>
      <text:p text:style-name="Standard"><text:tab/>+Scenes</text:p>
      <text:p text:style-name="Standard"><text:tab/><text:tab/>+MainGame</text:p>
      <text:p text:style-name="Standard"><text:tab/><text:tab/><text:tab/>-MainGame.scene</text:p>
      <text:p text:style-name="Standard"><text:tab/><text:tab/><text:tab/>-<text:span text:style-name="T4">#place for other files of main game scene</text:span></text:p>
      <text:p text:style-name="Standard"><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26:28.274000000</meta:creation-date>
    <dc:date>2023-03-02T18:50:24.709000000</dc:date>
    <meta:editing-duration>PT34M9S</meta:editing-duration>
    <meta:editing-cycles>3</meta:editing-cycles>
    <meta:generator>LibreOffice/7.4.3.2$Windows_X86_64 LibreOffice_project/1048a8393ae2eeec98dff31b5c133c5f1d08b890</meta:generator>
    <meta:document-statistic meta:table-count="0" meta:image-count="0" meta:object-count="0" meta:page-count="2" meta:paragraph-count="31" meta:word-count="393" meta:character-count="2394" meta:non-whitespace-character-count="2012"/>
  </office:meta>
</office:document-meta>
</file>